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3">
      <style:paragraph-properties fo:margin-left="0.5in" fo:margin-right="0in" fo:text-indent="-0.25in" style:auto-text-indent="false"/>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5">
      <style:paragraph-properties fo:margin-left="0.5in" fo:margin-right="0in" fo:text-indent="-0.25in" style:auto-text-indent="false"/>
    </style:style>
    <style:style style:name="P4" style:family="paragraph" style:parent-style-name="Standard" style:list-style-name="WWNum7">
      <style:paragraph-properties fo:margin-left="0.5in" fo:margin-right="0in" fo:text-indent="-0.25in" style:auto-text-indent="false"/>
    </style:style>
    <style:style style:name="P5" style:family="paragraph" style:parent-style-name="Standard" style:list-style-name="WWNum6">
      <style:paragraph-properties fo:margin-left="0.5in" fo:margin-right="0in" fo:text-indent="-0.25in" style:auto-text-indent="false"/>
    </style:style>
    <style:style style:name="P6" style:family="paragraph" style:parent-style-name="Standard">
      <style:paragraph-properties fo:margin-left="1.25in" fo:margin-right="0in" fo:text-indent="-0.25in" style:auto-text-indent="false"/>
    </style:style>
    <style:style style:name="P7" style:family="paragraph" style:parent-style-name="Standard">
      <style:paragraph-properties fo:margin-left="1.25in" fo:margin-right="0in" fo:text-indent="-0.25in" style:auto-text-indent="false"/>
      <style:text-properties style:font-name="Times New Roman" fo:font-weight="bold" style:font-name-asian="Times New Roman1" style:font-weight-asian="bold" style:font-name-complex="Times New Roman1"/>
    </style:style>
    <style:style style:name="P8" style:family="paragraph" style:parent-style-name="Standard">
      <style:paragraph-properties fo:margin-left="1in" fo:margin-right="0in" fo:text-indent="0in" style:auto-text-indent="false"/>
    </style:style>
    <style:style style:name="P9" style:family="paragraph" style:parent-style-name="Standard">
      <style:paragraph-properties fo:margin-left="0in" fo:margin-right="0in" fo:text-indent="0in" style:auto-text-indent="false"/>
      <style:text-properties style:font-name="Times New Roman" style:font-name-asian="Times New Roman1" style:font-name-complex="Times New Roman1"/>
    </style:style>
    <style:style style:name="P10" style:family="paragraph" style:parent-style-name="Standard">
      <style:paragraph-properties fo:margin-left="0.4917in" fo:margin-right="0in" fo:text-indent="0in" style:auto-text-indent="false"/>
    </style:style>
    <style:style style:name="P11" style:family="paragraph" style:parent-style-name="Standard">
      <style:paragraph-properties fo:margin-left="0.75in" fo:margin-right="0in" fo:text-indent="-0.25in" style:auto-text-indent="false"/>
    </style:style>
    <style:style style:name="P12" style:family="paragraph" style:parent-style-name="Standard">
      <style:paragraph-properties fo:margin-left="0.75in" fo:margin-right="0in" fo:text-indent="-0.25in" style:auto-text-indent="false"/>
      <style:text-properties style:font-name="Times New Roman" fo:font-weight="bold" style:font-name-asian="Times New Roman1" style:font-weight-asian="bold" style:font-name-complex="Times New Roman1"/>
    </style:style>
    <style:style style:name="P13" style:family="paragraph" style:parent-style-name="Standard">
      <style:paragraph-properties fo:margin-left="0.75in" fo:margin-right="0in" fo:text-indent="-0.25in" style:auto-text-indent="false"/>
      <style:text-properties style:font-name="Times New Roman" style:font-name-asian="Times New Roman1" style:font-name-complex="Times New Roman1"/>
    </style:style>
    <style:style style:name="P14" style:family="paragraph" style:parent-style-name="Standard" style:list-style-name="WWNum4">
      <style:paragraph-properties fo:margin-left="1in" fo:margin-right="0in" fo:margin-top="0.1665in" fo:margin-bottom="0in" loext:contextual-spacing="false" fo:line-height="100%" fo:text-indent="-0.25in" style:auto-text-indent="false"/>
    </style:style>
    <style:style style:name="P15" style:family="paragraph" style:parent-style-name="Standard" style:list-style-name="WWNum4">
      <style:paragraph-properties fo:margin-left="1in" fo:margin-right="0in" fo:margin-top="0in" fo:margin-bottom="0.1665in" loext:contextual-spacing="false" fo:line-height="100%" fo:text-indent="-0.25in" style:auto-text-indent="false"/>
    </style:style>
    <style:style style:name="P16" style:family="paragraph" style:parent-style-name="Standard">
      <style:paragraph-properties fo:margin-top="0.1665in" fo:margin-bottom="0.1665in" loext:contextual-spacing="false" fo:line-height="100%"/>
    </style:style>
    <style:style style:name="P17" style:family="paragraph" style:parent-style-name="Standard" style:list-style-name="WWNum2">
      <style:paragraph-properties fo:margin-left="1.5in" fo:margin-right="0in" fo:text-indent="-0.25in" style:auto-text-indent="false"/>
    </style:style>
    <style:style style:name="P18" style:family="paragraph" style:parent-style-name="Standard">
      <style:paragraph-properties fo:margin-left="1in" fo:margin-right="0in" fo:text-indent="0.5in" style:auto-text-indent="false"/>
    </style:style>
    <style:style style:name="P19" style:family="paragraph" style:parent-style-name="Standard">
      <style:paragraph-properties fo:margin-left="0.5in" fo:margin-right="0in" fo:text-indent="0.5in" style:auto-text-indent="false"/>
    </style:style>
    <style:style style:name="P20" style:family="paragraph" style:parent-style-name="Standard" style:master-page-name="Standard">
      <style:paragraph-properties fo:line-height="115%" style:page-number="1"/>
    </style:style>
    <style:style style:name="T1" style:family="text">
      <style:text-properties fo:font-weight="bold" style:font-weight-asian="bold"/>
    </style:style>
    <style:style style:name="T2" style:family="text">
      <style:text-properties style:font-name="Times New Roman" style:font-name-asian="Times New Roman1" style:font-name-complex="Times New Roman1"/>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style:font-name="Times New Roman" fo:font-size="7pt" style:font-name-asian="Times New Roman1" style:font-size-asian="7pt" style:font-name-complex="Times New Roman1" style:font-size-complex="7pt"/>
    </style:style>
    <style:style style:name="T5" style:family="text">
      <style:text-properties style:font-name="Times New Roman" fo:font-style="italic" style:font-name-asian="Times New Roman1" style:font-style-asian="italic" style:font-name-complex="Times New Roman1"/>
    </style:style>
    <style:style style:name="T6" style:family="text">
      <style:text-properties style:font-name="Times New Roman" fo:font-style="italic" fo:font-weight="bold" style:font-name-asian="Times New Roman1" style:font-style-asian="italic" style:font-weight-asian="bold" style:font-name-complex="Times New Roman1"/>
    </style:style>
    <style:style style:name="T7" style:family="text">
      <style:text-properties style:font-name="Times New Roman" style:text-underline-style="none" style:font-name-asian="Times New Roman1" style:font-name-complex="Times New Roman1"/>
    </style:style>
    <style:style style:name="T8" style:family="text">
      <style:text-properties style:font-name="Times New Roman" style:text-underline-style="solid" style:text-underline-width="auto" style:text-underline-color="font-color" style:font-name-asian="Times New Roman1" style:font-name-complex="Times New Roman1"/>
    </style:style>
    <style:style style:name="T9" style:family="text">
      <style:text-properties fo:color="#1155cc" style:font-name="Times New Roman" style:text-underline-style="solid" style:text-underline-width="auto" style:text-underline-color="font-color" style:font-name-asian="Times New Roman1" style:font-name-complex="Times New Roman1"/>
    </style:style>
    <style:style style:name="T10" style:family="text">
      <style:text-properties fo:color="#1155cc" style:font-name="Times New Roman" style:text-underline-style="solid" style:text-underline-width="auto" style:text-underline-color="font-color" fo:font-weight="bold" style:font-name-asian="Times New Roman1" style:font-weight-asian="bold" style:font-name-complex="Times New Roman1"/>
    </style:style>
    <style:style style:name="T11" style:family="text">
      <style:text-properties style:font-name="Courier New" fo:font-size="10pt" style:font-name-asian="Courier New1" style:font-size-asian="10pt" style:font-name-complex="Courier New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PLEASE COMPLETE THE FOLLOWING STEPS BEFORE THE WORKSHOP STARTS</text:span></text:p>
      <text:p text:style-name="Standard"><text:span text:style-name="T2"><text:s/></text:span></text:p>
      <text:p text:style-name="Standard"><text:span text:style-name="T2"><text:s/></text:span></text:p>
      <text:p text:style-name="Standard"><text:span text:style-name="T2">See more details about each point below.</text:span></text:p>
      <text:p text:style-name="Standard"><text:span text:style-name="T2"><text:s/></text:span></text:p>
      <text:list xml:id="list906839469" text:style-name="WWNum3">
        <text:list-item>
          <text:p text:style-name="P1"><text:span text:style-name="T3">Create an account in SUPR.</text:span></text:p>
        </text:list-item>
        <text:list-item>
          <text:p text:style-name="P1"><text:span text:style-name="T3">Apply for membership in the workshop project.</text:span></text:p>
        </text:list-item>
        <text:list-item>
          <text:p text:style-name="P1"><text:span text:style-name="T3">Apply for an UPPMAX account.</text:span></text:p>
        </text:list-item>
        <text:list-item>
          <text:p text:style-name="P1"><text:span text:style-name="T3">Wait for an email from UPPMAX with your UPPMAX account details.</text:span></text:p>
        </text:list-item>
        <text:list-item>
          <text:p text:style-name="P1"><text:span text:style-name="T3">Set up two factor authentication (2FA) for UPPMAX (can be done while waiting for earlier steps).</text:span></text:p>
        </text:list-item>
        <text:list-item>
          <text:p text:style-name="P1"><text:span text:style-name="T3">Optional step for login outside of SUNET</text:span></text:p>
        </text:list-item>
        <text:list-item>
          <text:p text:style-name="P1"><text:span text:style-name="T3">Log in with your new UPPMAX account</text:span></text:p>
        </text:list-item>
        <text:list-item>
          <text:p text:style-name="P1"><text:span text:style-name="T3">Create a new file with your username in the designated folder. This way we will know who has completed these steps.</text:span></text:p>
        </text:list-item>
      </text:list>
      <text:p text:style-name="Standard"><text:span text:style-name="T2"><text:s/></text:span></text:p>
      <text:p text:style-name="Standard"><text:span text:style-name="T2">Please complete these steps before the workshop starts in order to avoid having to waste time with account issues during the actual workshop. </text:span></text:p>
      <text:p text:style-name="Standard"><text:span text:style-name="T2"><text:s/></text:span></text:p>
      <text:list xml:id="list2031505125" text:style-name="WWNum1">
        <text:list-item>
          <text:p text:style-name="P2"><text:span text:style-name="T3">Create an account in SUPR.</text:span></text:p>
        </text:list-item>
      </text:list>
      <text:p text:style-name="P6"><text:span text:style-name="T2">●</text:span><text:span text:style-name="T4"> <text:s text:c="5"/></text:span><text:span text:style-name="T2">If you already have a SUPR account, please continue to step 2.</text:span></text:p>
      <text:p text:style-name="P6"><text:span text:style-name="T2">●</text:span><text:span text:style-name="T4"> <text:s text:c="5"/></text:span><text:span text:style-name="T2">Go to </text:span><text:a xlink:type="simple" xlink:href="https://supr.naiss.se/" text:style-name="ListLabel_20_64" text:visited-style-name="ListLabel_20_64"><text:span text:style-name="T9">https://supr.naiss.se/</text:span></text:a><text:span text:style-name="T2"> and click “Register New Person” at the bottom of the first page. Registration via SWAMID is preferred. Complete the registration process and log in.</text:span></text:p>
      <text:p text:style-name="P6"><text:span text:style-name="T2">●</text:span><text:span text:style-name="T4"> <text:s text:c="5"/></text:span><text:span text:style-name="T5">Note that registration can take several days if you have no SWAMID.</text:span></text:p>
      <text:p text:style-name="P6"><text:span text:style-name="T2">●</text:span><text:span text:style-name="T4"> <text:s text:c="5"/></text:span><text:span text:style-name="T2">Check your email for the confirmation mail and click the link in it.</text:span></text:p>
      <text:p text:style-name="P8"><text:span text:style-name="T2"><text:s/></text:span></text:p>
      <text:list xml:id="list1081247510" text:style-name="WWNum5">
        <text:list-item>
          <text:p text:style-name="P3"><text:span text:style-name="T3">Apply for membership in the workshop project.</text:span></text:p>
        </text:list-item>
      </text:list>
      <text:p text:style-name="P6"><text:span text:style-name="T2">●</text:span><text:span text:style-name="T4"> <text:s text:c="5"/></text:span><text:span text:style-name="T2">Log in to SUPR.</text:span></text:p>
      <text:p text:style-name="P6"><text:span text:style-name="T2">●</text:span><text:span text:style-name="T4"> <text:s text:c="5"/></text:span><text:span text:style-name="T2">Under the “</text:span><text:span text:style-name="T3">Projects</text:span><text:span text:style-name="T2">” heading, press the “</text:span><text:span text:style-name="T3">View and Manage Projects</text:span><text:span text:style-name="T2">” button.</text:span></text:p>
      <text:p text:style-name="P6"><text:soft-page-break/><text:span text:style-name="T2">●</text:span><text:span text:style-name="T4"> <text:s text:c="5"/></text:span><text:span text:style-name="T2">Search for the project ID: </text:span><text:span text:style-name="T3">sens2025560</text:span></text:p>
      <text:p text:style-name="P6"><text:span text:style-name="T2">●</text:span><text:span text:style-name="T4"> <text:s text:c="5"/></text:span><text:span text:style-name="T2">Press the “</text:span><text:span text:style-name="T3">Request</text:span><text:span text:style-name="T2">” button to apply for membership in the project. The workshop instructor will approve it within one working day. Please note that step 6 will fail unless the project membership request has been approved.</text:span></text:p>
      <text:p text:style-name="P8"><text:span text:style-name="T2"><text:s/></text:span></text:p>
      <text:list xml:id="list3073577698" text:style-name="WWNum7">
        <text:list-item>
          <text:p text:style-name="P4"><text:span text:style-name="T3">Apply for an UPPMAX account.</text:span></text:p>
        </text:list-item>
      </text:list>
      <text:p text:style-name="P6"><text:span text:style-name="T2">●</text:span><text:span text:style-name="T4"> <text:s text:c="5"/></text:span><text:span text:style-name="T2">After your project membership has been approved, you can log in to SUPR and apply for a login account at UPPMAX if you do not have one already.</text:span></text:p>
      <text:p text:style-name="P6"><text:span text:style-name="T2">●</text:span><text:span text:style-name="T4"> <text:s text:c="5"/></text:span><text:span text:style-name="T2">Go to </text:span><text:a xlink:type="simple" xlink:href="https://supr.naiss.se/account/" text:style-name="ListLabel_20_64" text:visited-style-name="ListLabel_20_64"><text:span text:style-name="T9">https://supr.naiss.se/account/</text:span></text:a><text:span text:style-name="T2"> and click on “Request Account at UPPMAX”.</text:span></text:p>
      <text:p text:style-name="P6"><text:span text:style-name="T2">●</text:span><text:span text:style-name="T4"> <text:s text:c="5"/></text:span><text:span text:style-name="T2">If you already have an UPPMAX account, wait until your project membership is processed (it may take up to a few hours even after you receive the email confirmation) and continue to step 5.</text:span></text:p>
      <text:p text:style-name="P8"><text:span text:style-name="T2"><text:s/></text:span></text:p>
      <text:list xml:id="list2288974153" text:style-name="WWNum6">
        <text:list-item>
          <text:p text:style-name="P5"><text:span text:style-name="T3">Wait for an email from UPPMAX with your UPPMAX account details.</text:span></text:p>
        </text:list-item>
      </text:list>
      <text:p text:style-name="P6"><text:span text:style-name="T2">●</text:span><text:span text:style-name="T4"> <text:s text:c="5"/></text:span><text:span text:style-name="T2">Within about 2 working days you will get an email with your username, and another email with a link to your temporary password. </text:span><text:span text:style-name="T3">NOTE:</text:span><text:span text:style-name="T2"> the link is only valid for 1 </text:span><text:span text:style-name="T3">VISIT</text:span><text:span text:style-name="T2"> or 7 days. Save the temporary password when you click the link as the link only works once.</text:span></text:p>
      <text:p text:style-name="P9"/>
      <text:list xml:id="list232535067650842" text:continue-numbering="true" text:style-name="WWNum6">
        <text:list-item>
          <text:p text:style-name="P5"><text:span text:style-name="T3">Set up two factor authentication (2FA) for UPPMAX. (can be done while waiting for earlier steps).</text:span></text:p>
        </text:list-item>
      </text:list>
      <text:p text:style-name="P6"><text:span text:style-name="T2">●</text:span><text:span text:style-name="T4"> <text:s text:c="5"/></text:span><text:span text:style-name="T2">For security reasons you need to use 2FA for logging in to Bianca. Please follow the instructions described on </text:span><text:a xlink:type="simple" xlink:href="https://docs.uppmax.uu.se/getting_started/get_uppmax_2fa/" text:style-name="ListLabel_20_64" text:visited-style-name="ListLabel_20_64"><text:span text:style-name="T9">https://docs.uppmax.uu.se/getting_started/get_uppmax_2fa/</text:span></text:a><text:span text:style-name="T2"> for setting it up.</text:span></text:p>
      <text:p text:style-name="P9"/>
      <text:list xml:id="list232533926476134" text:continue-numbering="true" text:style-name="WWNum6">
        <text:list-item>
          <text:p text:style-name="P5"><text:span text:style-name="T3">Optional step for login outside of SUNET</text:span></text:p>
        </text:list-item>
      </text:list>
      <text:p text:style-name="P9"/>
      <text:p text:style-name="P10"><text:span text:style-name="T3">If your computer is not connected to a university network, SUNET, you will need to log in via a VPN.</text:span></text:p>
      <text:p text:style-name="P12"/>
      <text:p text:style-name="P11"><text:span text:style-name="T2">You need to use the </text:span><text:span text:style-name="T3">VPN connected to your affiliated university.</text:span></text:p>
      <text:p text:style-name="P11"><text:span text:style-name="T3">As an example here is a </text:span><text:a xlink:type="simple" xlink:href="https://www.uu.se/en/staff/service-and-tools/it-and-telephony-services/it-services/network-and-vpn" text:style-name="ListLabel_20_65" text:visited-style-name="ListLabel_20_65"><text:span text:style-name="T10">Link to VPN for UU</text:span></text:a></text:p>
      <text:p text:style-name="P11"><text:span text:style-name="T2">You may find instructions at web pages of the IT office of your university.</text:span></text:p>
      <text:p text:style-name="P13"/>
      <text:p text:style-name="P10"><text:span text:style-name="T3">If you are a student you may not be allowed to use a VPN. Instead you may need to use the Eduroam connection or similar at Campus.</text:span></text:p>
      <text:p text:style-name="P9"/>
      <text:p text:style-name="P13"/>
      <text:p text:style-name="P11"><text:span text:style-name="T3">When you’re finished setting up your VPN: </text:span></text:p>
      <text:list xml:id="list2342671594" text:style-name="WWNum4">
        <text:list-item>
          <text:p text:style-name="P14"><text:soft-page-break/><text:span text:style-name="T3">Click Connect using VPN</text:span></text:p>
        </text:list-item>
        <text:list-item>
          <text:p text:style-name="P15"><text:span text:style-name="T3">You can get VPN credentials from all Swedish universities. Choose the one you are affiliated to.</text:span></text:p>
        </text:list-item>
      </text:list>
      <text:p text:style-name="P16"><text:span text:style-name="T3"><text:tab/></text:span></text:p>
      <text:list xml:id="list232533879890331" text:continue-list="list232533926476134" text:style-name="WWNum6">
        <text:list-item>
          <text:p text:style-name="P5"><text:span text:style-name="T3">Log in with your new UPPMAX account.</text:span></text:p>
        </text:list-item>
      </text:list>
      <text:p text:style-name="P6"><text:span text:style-name="T2">●</text:span><text:span text:style-name="T4"> <text:s text:c="5"/></text:span><text:span text:style-name="T2">Open your terminal program (Terminal in OSX and Linux, otherwise download </text:span><text:a xlink:type="simple" xlink:href="http://mobaxterm.mobatek.net/download-home-edition.html" text:style-name="ListLabel_20_64" text:visited-style-name="ListLabel_20_64"><text:span text:style-name="T9">MobaXterm</text:span></text:a><text:span text:style-name="T2"> (portable edition) if you have Windows). For more </text:span><text:span text:style-name="T5">Linux Tools for Windows</text:span><text:span text:style-name="T2">, please refer to this page: </text:span><text:a xlink:type="simple" xlink:href="https://hackmd.io/@pmitev/Linux4WinUsers" text:style-name="ListLabel_20_64" text:visited-style-name="ListLabel_20_64"><text:span text:style-name="T9">https://hackmd.io/@pmitev/Linux4WinUsers</text:span></text:a><text:span text:style-name="T2">.</text:span></text:p>
      <text:list xml:id="list2475142844" text:style-name="WWNum2">
        <text:list-item>
          <text:p text:style-name="P17"><text:span text:style-name="T2">Windows: If you have GitBash or Cygwin it will work nicely as well.</text:span></text:p>
        </text:list-item>
      </text:list>
      <text:p text:style-name="P6"><text:span text:style-name="T2">●</text:span><text:span text:style-name="T4"> <text:s text:c="5"/></text:span><text:span text:style-name="T2">Type this command in your terminal program (TRY THIS INSTEAD OF THE EARLIER):</text:span></text:p>
      <text:p text:style-name="P18"><text:span text:style-name="T3">ssh </text:span><text:span text:style-name="T6">your_uppmax_username</text:span><text:span text:style-name="T3">@bianca.uppmax.uu.se</text:span></text:p>
      <text:p text:style-name="P8"><text:span text:style-name="T2"><text:s text:c="6"/>where </text:span><text:span text:style-name="T5">your_uppmax_username</text:span><text:span text:style-name="T2"> should be replaced by your UPPMAX username </text:span></text:p>
      <text:p text:style-name="P6"><text:span text:style-name="T2">●</text:span><text:span text:style-name="T4"> <text:s text:c="5"/></text:span><text:span text:style-name="T2">You will be asked for which project you would like to use, choose </text:span><text:span text:style-name="T3">sens2025560</text:span></text:p>
      <text:p text:style-name="P6"><text:span text:style-name="T2">●</text:span><text:span text:style-name="T4"> <text:s text:c="5"/></text:span><text:span text:style-name="T2">You will be asked for your password now and you will not see any response in the terminal while typing your password. This is normal behaviour, it hides the length of your password. As password you should use your UPPMAX password </text:span><text:span text:style-name="T5">immediately followed</text:span><text:span text:style-name="T2"> by the six digits from the second factor authentication and press Enter.</text:span></text:p>
      <text:p text:style-name="P6"><text:span text:style-name="T2">●</text:span><text:span text:style-name="T4"> <text:s text:c="5"/></text:span><text:span text:style-name="T2">If you provided the correct password and 2FA number, you should see</text:span></text:p>
      <text:p text:style-name="Standard"><text:span text:style-name="T11">****************************************************************************</text:span></text:p>
      <text:p text:style-name="Standard"><text:span text:style-name="T11">* Login node up and running. Redirecting now! <text:s text:c="29"/>*</text:span></text:p>
      <text:p text:style-name="Standard"><text:span text:style-name="T11">* Notice! No second factor if you use password. <text:s text:c="27"/>*</text:span></text:p>
      <text:p text:style-name="Standard"><text:span text:style-name="T11">* If you use ssh keys, you can get rid of this (second) prompt. <text:s text:c="11"/>*</text:span></text:p>
      <text:p text:style-name="Standard"><text:span text:style-name="T11">****************************************************************************</text:span></text:p>
      <text:p text:style-name="P8"><text:span text:style-name="T2"><text:s text:c="6"/>You will be prompted to input your password again. This time only the</text:span></text:p>
      <text:p text:style-name="P8"><text:span text:style-name="T2"><text:s text:c="6"/>UPPMAX password is required, </text:span><text:span text:style-name="T8">without</text:span><text:span text:style-name="T2"> the 2FA number.</text:span></text:p>
      <text:p text:style-name="P6"><text:span text:style-name="T2">●</text:span><text:span text:style-name="T4"> <text:s text:c="5"/></text:span><text:span text:style-name="T2">You may change your password by typing: </text:span><text:span text:style-name="T3">passwd</text:span></text:p>
      <text:p text:style-name="P7"/>
      <text:p text:style-name="P8"><text:span text:style-name="T2"><text:s/></text:span></text:p>
      <text:list xml:id="list232534336797149" text:continue-list="list232533879890331" text:style-name="WWNum6">
        <text:list-item>
          <text:p text:style-name="P5"><text:span text:style-name="T3">Create a new file with your username in the designated folder.</text:span></text:p>
        </text:list-item>
      </text:list>
      <text:p text:style-name="P6"><text:span text:style-name="T2">●</text:span><text:span text:style-name="T4"> <text:s text:c="5"/></text:span><text:span text:style-name="T2">You should now be logged in and ready to create the file that tells us that you have completed the steps. Type the command:</text:span></text:p>
      <text:p text:style-name="P18"><text:span text:style-name="T3">touch <text:s/>/proj/sens2025560/workshop/completed/$USER</text:span></text:p>
      <text:p text:style-name="P8"><text:span text:style-name="T2"><text:s text:c="6"/>Please note that you will get the error “Permission denied” if you</text:span></text:p>
      <text:p text:style-name="P8"><text:soft-page-break/><text:span text:style-name="T2"><text:s text:c="7"/>have not completed step 2. Also, re-login to UPPMAX if you were added to the</text:span></text:p>
      <text:p text:style-name="P8"><text:span text:style-name="T2"><text:s text:c="7"/>workshop project after you logged in to the Bianca cluster.</text:span></text:p>
      <text:p text:style-name="P6"><text:span text:style-name="T2">●</text:span><text:span text:style-name="T4"> <text:s text:c="5"/></text:span><text:span text:style-name="T2">Unless you got some kind of error message you should now be finished. To make sure the file was created you can type (NOW CORRECT PATH )</text:span></text:p>
      <text:p text:style-name="P18"><text:span text:style-name="T3">ls <text:s/>/proj/sens2025560/workshop/completed/$USER</text:span></text:p>
      <text:p text:style-name="P19"><text:span text:style-name="T2"><text:s text:c="6"/></text:span></text:p>
      <text:p text:style-name="P8"><text:span text:style-name="T2"><text:s text:c="6"/>It should print out the name of the file if the file exists.</text:span></text:p>
      <text:p text:style-name="Standard"><text:span text:style-name="T2"><text:s/></text:span></text:p>
      <text:p text:style-name="Standard"><text:span text:style-name="T2">If you encounter any issues in setting up your account, please contact UPPMAX support via </text:span><text:a xlink:type="simple" xlink:href="https://supr.naiss.se/support/" text:style-name="ListLabel_20_64" text:visited-style-name="ListLabel_20_64"><text:span text:style-name="T9">https://supr.naiss.se/support/</text:span></text:a><text:span text:style-name="T2"> or email </text:span><text:a xlink:type="simple" xlink:href="mailto:support@uppmax.uu.se" text:style-name="ListLabel_20_64" text:visited-style-name="ListLabel_20_64"><text:span text:style-name="T9">support@uppmax.uu.se</text:span></text:a><text:span text:style-name="T2">. For general questions about the workshop, please email </text:span><text:a xlink:type="simple" xlink:href="mailto:bjorn.claremar@uppmax.uu.se" text:style-name="ListLabel_20_64" text:visited-style-name="ListLabel_20_64"><text:span text:style-name="T9">bjorn.claremar@uppmax.uu.se</text:span></text:a><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65" style:display-name="ListLabel 65" style:family="text">
      <style:text-properties fo:color="#1155cc" style:font-name="Times New Roman" fo:font-family="'Times New Roman'" style:font-family-generic="roman" style:font-pitch="variable" style:text-underline-style="solid" style:text-underline-width="auto" style:text-underline-color="font-color"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77" meta:word-count="950" meta:character-count="5831" meta:non-whitespace-character-count="4727"/>
    <meta:generator>LibreOfficeDev/6.0.5.2$Linux_X86_64 LibreOffice_project/</meta:generator>
  </office:meta>
</office:document-meta>
</file>